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ackground-color="#fff2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 style:data-style-name="N36"/>
    <style:style style:name="ce1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5" office:value-type="string" calcext:value-type="string">
            <text:p>Cal-Rural-Tuesday-A</text:p>
          </table:table-cell>
          <table:table-cell table:style-name="ce3" office:value-type="date" office:date-value="2019-01-02" calcext:value-type="date">
            <text:p>2019-01-0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1-08" calcext:value-type="date">
            <text:p>2019-01-08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1-15" calcext:value-type="date">
            <text:p>2019-01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1-22" calcext:value-type="date">
            <text:p>2019-01-2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1-29" calcext:value-type="date">
            <text:p>2019-01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2-05" calcext:value-type="date">
            <text:p>2019-02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2-12" calcext:value-type="date">
            <text:p>2019-02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02-20" calcext:value-type="date">
            <text:p>2019-02-2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2-26" calcext:value-type="date">
            <text:p>2019-02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3-05" calcext:value-type="date">
            <text:p>2019-03-0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3-12" calcext:value-type="date">
            <text:p>2019-03-1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3-19" calcext:value-type="date">
            <text:p>2019-03-1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3-26" calcext:value-type="date">
            <text:p>2019-03-2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02" calcext:value-type="date">
            <text:p>2019-04-0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05" calcext:value-type="date">
            <text:p>2019-04-05</text:p>
          </table:table-cell>
          <table:table-cell table:number-columns-repeated="3"/>
          <table:table-cell table:style-name="ce11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09" calcext:value-type="date">
            <text:p>2019-04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l-Rural-Tuesday-A</text:p>
          </table:table-cell>
          <table:table-cell office:value-type="date" office:date-value="2019-04-16" calcext:value-type="date">
            <text:p>2019-04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23" calcext:value-type="date">
            <text:p>2019-04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26" calcext:value-type="date">
            <text:p>2019-04-26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4-30" calcext:value-type="date">
            <text:p>2019-04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5-07" calcext:value-type="date">
            <text:p>2019-05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5-14" calcext:value-type="date">
            <text:p>2019-05-1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5-17" calcext:value-type="date">
            <text:p>2019-05-17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05-22" calcext:value-type="date">
            <text:p>2019-05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5-28" calcext:value-type="date">
            <text:p>2019-05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6-04" calcext:value-type="date">
            <text:p>2019-06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6-11" calcext:value-type="date">
            <text:p>2019-06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6-14" calcext:value-type="date">
            <text:p>2019-06-14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6-18" calcext:value-type="date">
            <text:p>2019-06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6-25" calcext:value-type="date">
            <text:p>2019-06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07-03" calcext:value-type="date">
            <text:p>2019-07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7-09" calcext:value-type="date">
            <text:p>2019-07-0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7-16" calcext:value-type="date">
            <text:p>2019-07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7-23" calcext:value-type="date">
            <text:p>2019-07-23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08-07" calcext:value-type="date">
            <text:p>2019-08-0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8-20" calcext:value-type="date">
            <text:p>2019-08-2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09-04" calcext:value-type="date">
            <text:p>2019-09-0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9-10" calcext:value-type="date">
            <text:p>2019-09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9-17" calcext:value-type="date">
            <text:p>2019-09-17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0-01" calcext:value-type="date">
            <text:p>2019-10-0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l-Rural-Tuesday-A</text:p>
          </table:table-cell>
          <table:table-cell office:value-type="date" office:date-value="2019-10-16" calcext:value-type="date">
            <text:p>2019-10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0-25" calcext:value-type="date">
            <text:p>2019-10-2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0-29" calcext:value-type="date">
            <text:p>2019-10-29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05" calcext:value-type="date">
            <text:p>2019-11-0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12" calcext:value-type="date">
            <text:p>2019-11-12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15" calcext:value-type="date">
            <text:p>2019-11-1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19" calcext:value-type="date">
            <text:p>2019-11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26" calcext:value-type="date">
            <text:p>2019-11-2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1-29" calcext:value-type="date">
            <text:p>2019-11-29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03" calcext:value-type="date">
            <text:p>2019-12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10" calcext:value-type="date">
            <text:p>2019-12-1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13" calcext:value-type="date">
            <text:p>2019-12-13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17" calcext:value-type="date">
            <text:p>2019-12-1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24" calcext:value-type="date">
            <text:p>2019-12-24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-Rural-Tuesday-A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50:57.650825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55:25.502972046</dc:date>
    <meta:editing-duration>PT42M1S</meta:editing-duration>
    <meta:editing-cycles>9</meta:editing-cycles>
    <meta:generator>LibreOffice/6.1.5.2$Linux_X86_64 LibreOffice_project/10$Build-2</meta:generator>
    <meta:document-statistic meta:table-count="1" meta:cell-count="258" meta:object-count="0"/>
  </office:meta>
</office:document-meta>
</file>